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"Welcome—!"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unit of currency is... "Ren"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 office:value-type="string">
            <text:p>Villager</text:p>
          </table:table-cell>
          <table:table-cell table:style-name="ce0" office:value-type="string">
            <text:p>The water around is very tasty, don't you think?
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